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bevel" draw:fill="solid" draw:fill-color="#cfcfcf"/>
    </style:style>
    <style:style style:name="gr2" style:family="graphic" style:parent-style-name="standard">
      <style:graphic-properties draw:stroke="solid" svg:stroke-width="0.035cm" svg:stroke-color="#000000" draw:stroke-linejoin="bevel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ff0000" draw:stroke-linejoin="bevel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ff00" draw:stroke-linejoin="bevel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ff" draw:stroke-linejoin="bevel" draw:fill="non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ffff00" draw:stroke-linejoin="bevel" draw:fill="none" fo:padding-top="0.142cm" fo:padding-bottom="0.142cm" fo:padding-left="0.267cm" fo:padding-right="0.267cm"/>
    </style:style>
  </office:automatic-styles>
  <office:body>
    <office:drawing>
      <draw:page draw:name="page1" draw:style-name="dp1" draw:master-page-name="Default">
        <draw:polyline draw:style-name="gr1" draw:layer="layout" svg:width="55.773cm" svg:height="27.763cm" svg:x="0cm" svg:y="0cm" svg:viewBox="0 0 55774 27764" draw:points="0,0 55774,0 55774,27764 0,27764 0,0">
          <text:p/>
        </draw:polyline>
        <draw:polyline draw:style-name="gr2" draw:layer="layout" svg:width="1.719cm" svg:height="1.719cm" svg:x="0.903cm" svg:y="0.348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1.163cm" svg:y="0.608cm" svg:viewBox="0 0 1200 1200" draw:points="1200,600 1154,371 1024,176 830,46 600,0 370,46 176,176 46,371 0,600 46,829 176,1024 370,1154 600,1200 830,1154 1024,1024 1154,829 1200,600">
          <text:p/>
        </draw:polyline>
        <draw:line draw:style-name="gr2" draw:layer="layout" svg:x1="1.227cm" svg:y1="0.951cm" svg:x2="1.507cm" svg:y2="0.671cm">
          <text:p/>
        </draw:line>
        <draw:line draw:style-name="gr2" draw:layer="layout" svg:x1="1.176cm" svg:y1="1.143cm" svg:x2="1.699cm" svg:y2="0.62cm">
          <text:p/>
        </draw:line>
        <draw:line draw:style-name="gr2" draw:layer="layout" svg:x1="1.178cm" svg:y1="1.282cm" svg:x2="1.838cm" svg:y2="0.622cm">
          <text:p/>
        </draw:line>
        <draw:line draw:style-name="gr2" draw:layer="layout" svg:x1="1.202cm" svg:y1="1.401cm" svg:x2="1.957cm" svg:y2="0.646cm">
          <text:p/>
        </draw:line>
        <draw:line draw:style-name="gr2" draw:layer="layout" svg:x1="1.248cm" svg:y1="1.495cm" svg:x2="2.051cm" svg:y2="0.692cm">
          <text:p/>
        </draw:line>
        <draw:line draw:style-name="gr2" draw:layer="layout" svg:x1="1.305cm" svg:y1="1.58cm" svg:x2="2.136cm" svg:y2="0.749cm">
          <text:p/>
        </draw:line>
        <draw:line draw:style-name="gr2" draw:layer="layout" svg:x1="1.372cm" svg:y1="1.654cm" svg:x2="2.21cm" svg:y2="0.816cm">
          <text:p/>
        </draw:line>
        <draw:line draw:style-name="gr2" draw:layer="layout" svg:x1="1.457cm" svg:y1="1.711cm" svg:x2="2.267cm" svg:y2="0.901cm">
          <text:p/>
        </draw:line>
        <draw:line draw:style-name="gr2" draw:layer="layout" svg:x1="1.545cm" svg:y1="1.764cm" svg:x2="2.32cm" svg:y2="0.989cm">
          <text:p/>
        </draw:line>
        <draw:line draw:style-name="gr2" draw:layer="layout" svg:x1="1.663cm" svg:y1="1.787cm" svg:x2="2.343cm" svg:y2="1.107cm">
          <text:p/>
        </draw:line>
        <draw:line draw:style-name="gr2" draw:layer="layout" svg:x1="1.79cm" svg:y1="1.802cm" svg:x2="2.358cm" svg:y2="1.234cm">
          <text:p/>
        </draw:line>
        <draw:line draw:style-name="gr2" draw:layer="layout" svg:x1="1.966cm" svg:y1="1.767cm" svg:x2="2.322cm" svg:y2="1.411cm">
          <text:p/>
        </draw:line>
        <draw:line draw:style-name="gr2" draw:layer="layout" svg:x1="1.583cm" svg:y1="2.43cm" svg:x2="1.583cm" svg:y2="2.23cm">
          <text:p/>
        </draw:line>
        <draw:line draw:style-name="gr2" draw:layer="layout" svg:x1="1.483cm" svg:y1="2.33cm" svg:x2="1.683cm" svg:y2="2.33cm">
          <text:p/>
        </draw:line>
        <draw:line draw:style-name="gr2" draw:layer="layout" svg:x1="1.783cm" svg:y1="2.48cm" svg:x2="1.883cm" svg:y2="2.48cm">
          <text:p/>
        </draw:line>
        <draw:polyline draw:style-name="gr2" draw:layer="layout" svg:width="0.049cm" svg:height="0.299cm" svg:x="1.783cm" svg:y="2.18cm" svg:viewBox="0 0 50 300" draw:points="50,300 50,0 0,50">
          <text:p/>
        </draw:polyline>
        <draw:polyline draw:style-name="gr2" draw:layer="layout" svg:width="1.719cm" svg:height="1.719cm" svg:x="4.928cm" svg:y="0.348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5.188cm" svg:y="0.608cm" svg:viewBox="0 0 1200 1200" draw:points="1200,600 1154,371 1024,176 829,46 600,0 370,46 176,176 46,371 0,600 46,829 176,1024 370,1154 600,1200 829,1154 1024,1024 1154,829 1200,600">
          <text:p/>
        </draw:polyline>
        <draw:line draw:style-name="gr2" draw:layer="layout" svg:x1="5.252cm" svg:y1="0.951cm" svg:x2="5.532cm" svg:y2="0.671cm">
          <text:p/>
        </draw:line>
        <draw:line draw:style-name="gr2" draw:layer="layout" svg:x1="5.201cm" svg:y1="1.143cm" svg:x2="5.724cm" svg:y2="0.62cm">
          <text:p/>
        </draw:line>
        <draw:line draw:style-name="gr2" draw:layer="layout" svg:x1="5.203cm" svg:y1="1.282cm" svg:x2="5.863cm" svg:y2="0.622cm">
          <text:p/>
        </draw:line>
        <draw:line draw:style-name="gr2" draw:layer="layout" svg:x1="5.227cm" svg:y1="1.401cm" svg:x2="5.982cm" svg:y2="0.646cm">
          <text:p/>
        </draw:line>
        <draw:line draw:style-name="gr2" draw:layer="layout" svg:x1="5.273cm" svg:y1="1.495cm" svg:x2="6.076cm" svg:y2="0.692cm">
          <text:p/>
        </draw:line>
        <draw:line draw:style-name="gr2" draw:layer="layout" svg:x1="5.33cm" svg:y1="1.58cm" svg:x2="6.161cm" svg:y2="0.749cm">
          <text:p/>
        </draw:line>
        <draw:line draw:style-name="gr2" draw:layer="layout" svg:x1="5.398cm" svg:y1="1.654cm" svg:x2="6.236cm" svg:y2="0.816cm">
          <text:p/>
        </draw:line>
        <draw:line draw:style-name="gr2" draw:layer="layout" svg:x1="5.482cm" svg:y1="1.711cm" svg:x2="6.292cm" svg:y2="0.901cm">
          <text:p/>
        </draw:line>
        <draw:line draw:style-name="gr2" draw:layer="layout" svg:x1="5.57cm" svg:y1="1.764cm" svg:x2="6.345cm" svg:y2="0.989cm">
          <text:p/>
        </draw:line>
        <draw:line draw:style-name="gr2" draw:layer="layout" svg:x1="5.688cm" svg:y1="1.787cm" svg:x2="6.368cm" svg:y2="1.107cm">
          <text:p/>
        </draw:line>
        <draw:line draw:style-name="gr2" draw:layer="layout" svg:x1="5.815cm" svg:y1="1.802cm" svg:x2="6.383cm" svg:y2="1.234cm">
          <text:p/>
        </draw:line>
        <draw:line draw:style-name="gr2" draw:layer="layout" svg:x1="5.992cm" svg:y1="1.767cm" svg:x2="6.348cm" svg:y2="1.411cm">
          <text:p/>
        </draw:line>
        <draw:line draw:style-name="gr2" draw:layer="layout" svg:x1="5.608cm" svg:y1="2.43cm" svg:x2="5.608cm" svg:y2="2.23cm">
          <text:p/>
        </draw:line>
        <draw:line draw:style-name="gr2" draw:layer="layout" svg:x1="5.508cm" svg:y1="2.33cm" svg:x2="5.708cm" svg:y2="2.33cm">
          <text:p/>
        </draw:line>
        <draw:polyline draw:style-name="gr2" draw:layer="layout" svg:width="0.199cm" svg:height="0.299cm" svg:x="5.808cm" svg:y="2.18cm" svg:viewBox="0 0 200 300" draw:points="0,50 50,0 150,0 200,50 200,100 150,150 50,150 0,200 0,300 200,300">
          <text:p/>
        </draw:polyline>
        <draw:polyline draw:style-name="gr2" draw:layer="layout" svg:width="1.719cm" svg:height="1.719cm" svg:x="8.953cm" svg:y="0.348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9.214cm" svg:y="0.608cm" svg:viewBox="0 0 1200 1200" draw:points="1200,600 1154,371 1024,176 830,46 600,0 370,46 176,176 46,371 0,600 46,829 176,1024 370,1154 600,1200 830,1154 1024,1024 1154,829 1200,600">
          <text:p/>
        </draw:polyline>
        <draw:line draw:style-name="gr3" draw:layer="layout" svg:x1="9.277cm" svg:y1="0.951cm" svg:x2="9.557cm" svg:y2="0.671cm">
          <text:p/>
        </draw:line>
        <draw:line draw:style-name="gr3" draw:layer="layout" svg:x1="9.226cm" svg:y1="1.143cm" svg:x2="9.749cm" svg:y2="0.62cm">
          <text:p/>
        </draw:line>
        <draw:line draw:style-name="gr3" draw:layer="layout" svg:x1="9.228cm" svg:y1="1.282cm" svg:x2="9.888cm" svg:y2="0.622cm">
          <text:p/>
        </draw:line>
        <draw:line draw:style-name="gr3" draw:layer="layout" svg:x1="9.252cm" svg:y1="1.401cm" svg:x2="10.007cm" svg:y2="0.646cm">
          <text:p/>
        </draw:line>
        <draw:line draw:style-name="gr3" draw:layer="layout" svg:x1="9.298cm" svg:y1="1.495cm" svg:x2="10.101cm" svg:y2="0.692cm">
          <text:p/>
        </draw:line>
        <draw:line draw:style-name="gr3" draw:layer="layout" svg:x1="9.355cm" svg:y1="1.58cm" svg:x2="10.186cm" svg:y2="0.749cm">
          <text:p/>
        </draw:line>
        <draw:line draw:style-name="gr3" draw:layer="layout" svg:x1="9.422cm" svg:y1="1.654cm" svg:x2="10.26cm" svg:y2="0.816cm">
          <text:p/>
        </draw:line>
        <draw:line draw:style-name="gr3" draw:layer="layout" svg:x1="9.507cm" svg:y1="1.711cm" svg:x2="10.317cm" svg:y2="0.901cm">
          <text:p/>
        </draw:line>
        <draw:line draw:style-name="gr3" draw:layer="layout" svg:x1="9.595cm" svg:y1="1.764cm" svg:x2="10.37cm" svg:y2="0.989cm">
          <text:p/>
        </draw:line>
        <draw:line draw:style-name="gr3" draw:layer="layout" svg:x1="9.713cm" svg:y1="1.787cm" svg:x2="10.393cm" svg:y2="1.107cm">
          <text:p/>
        </draw:line>
        <draw:line draw:style-name="gr3" draw:layer="layout" svg:x1="9.84cm" svg:y1="1.802cm" svg:x2="10.408cm" svg:y2="1.234cm">
          <text:p/>
        </draw:line>
        <draw:line draw:style-name="gr3" draw:layer="layout" svg:x1="10.016cm" svg:y1="1.767cm" svg:x2="10.372cm" svg:y2="1.411cm">
          <text:p/>
        </draw:line>
        <draw:line draw:style-name="gr2" draw:layer="layout" svg:x1="9.633cm" svg:y1="2.43cm" svg:x2="9.633cm" svg:y2="2.23cm">
          <text:p/>
        </draw:line>
        <draw:line draw:style-name="gr2" draw:layer="layout" svg:x1="9.533cm" svg:y1="2.33cm" svg:x2="9.733cm" svg:y2="2.33cm">
          <text:p/>
        </draw:line>
        <draw:polyline draw:style-name="gr2" draw:layer="layout" svg:width="0.199cm" svg:height="0.149cm" svg:x="9.833cm" svg:y="2.33cm" svg:viewBox="0 0 200 150" draw:points="0,100 50,150 150,150 200,100 200,50 150,0 100,0">
          <text:p/>
        </draw:polyline>
        <draw:polyline draw:style-name="gr2" draw:layer="layout" svg:width="0.199cm" svg:height="0.149cm" svg:x="9.833cm" svg:y="2.18cm" svg:viewBox="0 0 200 150" draw:points="150,150 200,100 200,50 150,0 50,0 0,50">
          <text:p/>
        </draw:polyline>
        <draw:polyline draw:style-name="gr2" draw:layer="layout" svg:width="1.719cm" svg:height="1.719cm" svg:x="0.903cm" svg:y="3.197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1.163cm" svg:y="3.457cm" svg:viewBox="0 0 1200 1200" draw:points="1200,600 1154,371 1024,176 830,45 600,0 370,45 176,176 46,371 0,600 46,829 176,1024 370,1154 600,1200 830,1154 1024,1024 1154,829 1200,600">
          <text:p/>
        </draw:polyline>
        <draw:line draw:style-name="gr2" draw:layer="layout" svg:x1="1.227cm" svg:y1="3.801cm" svg:x2="1.507cm" svg:y2="3.521cm">
          <text:p/>
        </draw:line>
        <draw:line draw:style-name="gr2" draw:layer="layout" svg:x1="1.176cm" svg:y1="3.993cm" svg:x2="1.699cm" svg:y2="3.47cm">
          <text:p/>
        </draw:line>
        <draw:line draw:style-name="gr2" draw:layer="layout" svg:x1="1.178cm" svg:y1="4.132cm" svg:x2="1.838cm" svg:y2="3.472cm">
          <text:p/>
        </draw:line>
        <draw:line draw:style-name="gr2" draw:layer="layout" svg:x1="1.202cm" svg:y1="4.251cm" svg:x2="1.957cm" svg:y2="3.496cm">
          <text:p/>
        </draw:line>
        <draw:line draw:style-name="gr2" draw:layer="layout" svg:x1="1.248cm" svg:y1="4.345cm" svg:x2="2.051cm" svg:y2="3.542cm">
          <text:p/>
        </draw:line>
        <draw:line draw:style-name="gr2" draw:layer="layout" svg:x1="1.305cm" svg:y1="4.43cm" svg:x2="2.136cm" svg:y2="3.599cm">
          <text:p/>
        </draw:line>
        <draw:line draw:style-name="gr2" draw:layer="layout" svg:x1="1.372cm" svg:y1="4.505cm" svg:x2="2.21cm" svg:y2="3.667cm">
          <text:p/>
        </draw:line>
        <draw:line draw:style-name="gr2" draw:layer="layout" svg:x1="1.457cm" svg:y1="4.561cm" svg:x2="2.267cm" svg:y2="3.751cm">
          <text:p/>
        </draw:line>
        <draw:line draw:style-name="gr2" draw:layer="layout" svg:x1="1.545cm" svg:y1="4.614cm" svg:x2="2.32cm" svg:y2="3.839cm">
          <text:p/>
        </draw:line>
        <draw:line draw:style-name="gr2" draw:layer="layout" svg:x1="1.663cm" svg:y1="4.637cm" svg:x2="2.343cm" svg:y2="3.957cm">
          <text:p/>
        </draw:line>
        <draw:line draw:style-name="gr2" draw:layer="layout" svg:x1="1.79cm" svg:y1="4.652cm" svg:x2="2.358cm" svg:y2="4.084cm">
          <text:p/>
        </draw:line>
        <draw:line draw:style-name="gr2" draw:layer="layout" svg:x1="1.966cm" svg:y1="4.617cm" svg:x2="2.322cm" svg:y2="4.261cm">
          <text:p/>
        </draw:line>
        <draw:line draw:style-name="gr2" draw:layer="layout" svg:x1="1.583cm" svg:y1="5.28cm" svg:x2="1.583cm" svg:y2="5.08cm">
          <text:p/>
        </draw:line>
        <draw:line draw:style-name="gr2" draw:layer="layout" svg:x1="1.483cm" svg:y1="5.18cm" svg:x2="1.683cm" svg:y2="5.18cm">
          <text:p/>
        </draw:line>
        <draw:line draw:style-name="gr2" draw:layer="layout" svg:x1="1.783cm" svg:y1="5.33cm" svg:x2="1.883cm" svg:y2="5.33cm">
          <text:p/>
        </draw:line>
        <draw:polyline draw:style-name="gr2" draw:layer="layout" svg:width="0.049cm" svg:height="0.299cm" svg:x="1.783cm" svg:y="5.03cm" svg:viewBox="0 0 50 300" draw:points="50,300 50,0 0,50">
          <text:p/>
        </draw:polyline>
        <draw:polyline draw:style-name="gr2" draw:layer="layout" svg:width="1.719cm" svg:height="1.719cm" svg:x="4.928cm" svg:y="3.197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5.188cm" svg:y="3.457cm" svg:viewBox="0 0 1200 1200" draw:points="1200,600 1154,371 1024,176 830,45 600,0 370,45 176,176 46,371 0,600 46,829 176,1024 370,1154 600,1200 830,1154 1024,1024 1154,829 1200,600">
          <text:p/>
        </draw:polyline>
        <draw:line draw:style-name="gr2" draw:layer="layout" svg:x1="5.252cm" svg:y1="3.801cm" svg:x2="5.532cm" svg:y2="3.521cm">
          <text:p/>
        </draw:line>
        <draw:line draw:style-name="gr2" draw:layer="layout" svg:x1="5.201cm" svg:y1="3.993cm" svg:x2="5.724cm" svg:y2="3.47cm">
          <text:p/>
        </draw:line>
        <draw:line draw:style-name="gr2" draw:layer="layout" svg:x1="5.203cm" svg:y1="4.132cm" svg:x2="5.863cm" svg:y2="3.472cm">
          <text:p/>
        </draw:line>
        <draw:line draw:style-name="gr2" draw:layer="layout" svg:x1="5.227cm" svg:y1="4.251cm" svg:x2="5.982cm" svg:y2="3.496cm">
          <text:p/>
        </draw:line>
        <draw:line draw:style-name="gr2" draw:layer="layout" svg:x1="5.273cm" svg:y1="4.345cm" svg:x2="6.076cm" svg:y2="3.542cm">
          <text:p/>
        </draw:line>
        <draw:line draw:style-name="gr2" draw:layer="layout" svg:x1="5.33cm" svg:y1="4.43cm" svg:x2="6.161cm" svg:y2="3.599cm">
          <text:p/>
        </draw:line>
        <draw:line draw:style-name="gr2" draw:layer="layout" svg:x1="5.398cm" svg:y1="4.505cm" svg:x2="6.236cm" svg:y2="3.667cm">
          <text:p/>
        </draw:line>
        <draw:line draw:style-name="gr2" draw:layer="layout" svg:x1="5.482cm" svg:y1="4.561cm" svg:x2="6.292cm" svg:y2="3.751cm">
          <text:p/>
        </draw:line>
        <draw:line draw:style-name="gr2" draw:layer="layout" svg:x1="5.57cm" svg:y1="4.614cm" svg:x2="6.345cm" svg:y2="3.839cm">
          <text:p/>
        </draw:line>
        <draw:line draw:style-name="gr2" draw:layer="layout" svg:x1="5.688cm" svg:y1="4.637cm" svg:x2="6.368cm" svg:y2="3.957cm">
          <text:p/>
        </draw:line>
        <draw:line draw:style-name="gr2" draw:layer="layout" svg:x1="5.815cm" svg:y1="4.652cm" svg:x2="6.383cm" svg:y2="4.084cm">
          <text:p/>
        </draw:line>
        <draw:line draw:style-name="gr2" draw:layer="layout" svg:x1="5.992cm" svg:y1="4.617cm" svg:x2="6.348cm" svg:y2="4.261cm">
          <text:p/>
        </draw:line>
        <draw:line draw:style-name="gr2" draw:layer="layout" svg:x1="5.608cm" svg:y1="5.28cm" svg:x2="5.608cm" svg:y2="5.08cm">
          <text:p/>
        </draw:line>
        <draw:line draw:style-name="gr2" draw:layer="layout" svg:x1="5.508cm" svg:y1="5.18cm" svg:x2="5.708cm" svg:y2="5.18cm">
          <text:p/>
        </draw:line>
        <draw:polyline draw:style-name="gr2" draw:layer="layout" svg:width="0.199cm" svg:height="0.299cm" svg:x="5.808cm" svg:y="5.03cm" svg:viewBox="0 0 200 300" draw:points="0,50 50,0 150,0 200,50 200,100 150,150 50,150 0,200 0,300 200,300">
          <text:p/>
        </draw:polyline>
        <draw:polyline draw:style-name="gr2" draw:layer="layout" svg:width="1.719cm" svg:height="1.719cm" svg:x="8.953cm" svg:y="3.197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9.214cm" svg:y="3.457cm" svg:viewBox="0 0 1200 1200" draw:points="1200,600 1154,371 1024,176 830,45 600,0 370,45 176,176 46,371 0,600 46,829 176,1024 370,1154 600,1200 830,1154 1024,1024 1154,829 1200,600">
          <text:p/>
        </draw:polyline>
        <draw:line draw:style-name="gr3" draw:layer="layout" svg:x1="9.277cm" svg:y1="3.801cm" svg:x2="9.557cm" svg:y2="3.521cm">
          <text:p/>
        </draw:line>
        <draw:line draw:style-name="gr3" draw:layer="layout" svg:x1="9.226cm" svg:y1="3.993cm" svg:x2="9.749cm" svg:y2="3.47cm">
          <text:p/>
        </draw:line>
        <draw:line draw:style-name="gr3" draw:layer="layout" svg:x1="9.228cm" svg:y1="4.132cm" svg:x2="9.888cm" svg:y2="3.472cm">
          <text:p/>
        </draw:line>
        <draw:line draw:style-name="gr3" draw:layer="layout" svg:x1="9.252cm" svg:y1="4.251cm" svg:x2="10.007cm" svg:y2="3.496cm">
          <text:p/>
        </draw:line>
        <draw:line draw:style-name="gr3" draw:layer="layout" svg:x1="9.298cm" svg:y1="4.345cm" svg:x2="10.101cm" svg:y2="3.542cm">
          <text:p/>
        </draw:line>
        <draw:line draw:style-name="gr3" draw:layer="layout" svg:x1="9.355cm" svg:y1="4.43cm" svg:x2="10.186cm" svg:y2="3.599cm">
          <text:p/>
        </draw:line>
        <draw:line draw:style-name="gr3" draw:layer="layout" svg:x1="9.422cm" svg:y1="4.505cm" svg:x2="10.26cm" svg:y2="3.667cm">
          <text:p/>
        </draw:line>
        <draw:line draw:style-name="gr3" draw:layer="layout" svg:x1="9.507cm" svg:y1="4.561cm" svg:x2="10.317cm" svg:y2="3.751cm">
          <text:p/>
        </draw:line>
        <draw:line draw:style-name="gr3" draw:layer="layout" svg:x1="9.595cm" svg:y1="4.614cm" svg:x2="10.37cm" svg:y2="3.839cm">
          <text:p/>
        </draw:line>
        <draw:line draw:style-name="gr3" draw:layer="layout" svg:x1="9.713cm" svg:y1="4.637cm" svg:x2="10.393cm" svg:y2="3.957cm">
          <text:p/>
        </draw:line>
        <draw:line draw:style-name="gr3" draw:layer="layout" svg:x1="9.84cm" svg:y1="4.652cm" svg:x2="10.408cm" svg:y2="4.084cm">
          <text:p/>
        </draw:line>
        <draw:line draw:style-name="gr3" draw:layer="layout" svg:x1="10.016cm" svg:y1="4.617cm" svg:x2="10.372cm" svg:y2="4.261cm">
          <text:p/>
        </draw:line>
        <draw:line draw:style-name="gr2" draw:layer="layout" svg:x1="9.633cm" svg:y1="5.28cm" svg:x2="9.633cm" svg:y2="5.08cm">
          <text:p/>
        </draw:line>
        <draw:line draw:style-name="gr2" draw:layer="layout" svg:x1="9.533cm" svg:y1="5.18cm" svg:x2="9.733cm" svg:y2="5.18cm">
          <text:p/>
        </draw:line>
        <draw:polyline draw:style-name="gr2" draw:layer="layout" svg:width="0.199cm" svg:height="0.149cm" svg:x="9.833cm" svg:y="5.18cm" svg:viewBox="0 0 200 150" draw:points="0,100 50,150 150,150 200,100 200,50 150,0 100,0">
          <text:p/>
        </draw:polyline>
        <draw:polyline draw:style-name="gr2" draw:layer="layout" svg:width="0.199cm" svg:height="0.149cm" svg:x="9.833cm" svg:y="5.03cm" svg:viewBox="0 0 200 150" draw:points="150,150 200,100 200,50 150,0 50,0 0,50">
          <text:p/>
        </draw:polyline>
        <draw:polyline draw:style-name="gr2" draw:layer="layout" svg:width="1.719cm" svg:height="1.719cm" svg:x="0.903cm" svg:y="6.479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1.163cm" svg:y="6.739cm" svg:viewBox="0 0 1200 1200" draw:points="1200,600 1154,371 1024,176 829,46 600,0 370,46 176,176 46,371 0,600 46,829 176,1024 370,1154 600,1200 829,1154 1024,1024 1154,829 1200,600">
          <text:p/>
        </draw:polyline>
        <draw:line draw:style-name="gr4" draw:layer="layout" svg:x1="1.227cm" svg:y1="7.082cm" svg:x2="1.507cm" svg:y2="6.802cm">
          <text:p/>
        </draw:line>
        <draw:line draw:style-name="gr4" draw:layer="layout" svg:x1="1.176cm" svg:y1="7.275cm" svg:x2="1.699cm" svg:y2="6.752cm">
          <text:p/>
        </draw:line>
        <draw:line draw:style-name="gr4" draw:layer="layout" svg:x1="1.178cm" svg:y1="7.414cm" svg:x2="1.838cm" svg:y2="6.754cm">
          <text:p/>
        </draw:line>
        <draw:line draw:style-name="gr4" draw:layer="layout" svg:x1="1.202cm" svg:y1="7.532cm" svg:x2="1.957cm" svg:y2="6.777cm">
          <text:p/>
        </draw:line>
        <draw:line draw:style-name="gr4" draw:layer="layout" svg:x1="1.248cm" svg:y1="7.627cm" svg:x2="2.051cm" svg:y2="6.824cm">
          <text:p/>
        </draw:line>
        <draw:line draw:style-name="gr4" draw:layer="layout" svg:x1="1.305cm" svg:y1="7.711cm" svg:x2="2.136cm" svg:y2="6.88cm">
          <text:p/>
        </draw:line>
        <draw:line draw:style-name="gr4" draw:layer="layout" svg:x1="1.372cm" svg:y1="7.786cm" svg:x2="2.21cm" svg:y2="6.948cm">
          <text:p/>
        </draw:line>
        <draw:line draw:style-name="gr4" draw:layer="layout" svg:x1="1.457cm" svg:y1="7.842cm" svg:x2="2.267cm" svg:y2="7.032cm">
          <text:p/>
        </draw:line>
        <draw:line draw:style-name="gr4" draw:layer="layout" svg:x1="1.545cm" svg:y1="7.896cm" svg:x2="2.32cm" svg:y2="7.121cm">
          <text:p/>
        </draw:line>
        <draw:line draw:style-name="gr4" draw:layer="layout" svg:x1="1.663cm" svg:y1="7.919cm" svg:x2="2.343cm" svg:y2="7.239cm">
          <text:p/>
        </draw:line>
        <draw:line draw:style-name="gr4" draw:layer="layout" svg:x1="1.79cm" svg:y1="7.933cm" svg:x2="2.358cm" svg:y2="7.365cm">
          <text:p/>
        </draw:line>
        <draw:line draw:style-name="gr4" draw:layer="layout" svg:x1="1.966cm" svg:y1="7.898cm" svg:x2="2.322cm" svg:y2="7.542cm">
          <text:p/>
        </draw:line>
        <draw:polyline draw:style-name="gr2" draw:layer="layout" svg:width="0.199cm" svg:height="0.299cm" svg:x="0.344cm" svg:y="8.311cm" svg:viewBox="0 0 200 300" draw:points="0,250 50,300 150,300 200,250 0,50 50,0 150,0 200,50">
          <text:p/>
        </draw:polyline>
        <draw:line draw:style-name="gr2" draw:layer="layout" svg:x1="0.744cm" svg:y1="8.611cm" svg:x2="0.744cm" svg:y2="8.311cm">
          <text:p/>
        </draw:line>
        <draw:line draw:style-name="gr2" draw:layer="layout" svg:x1="0.644cm" svg:y1="8.311cm" svg:x2="0.844cm" svg:y2="8.311cm">
          <text:p/>
        </draw:line>
        <draw:polyline draw:style-name="gr2" draw:layer="layout" svg:width="0.199cm" svg:height="0.299cm" svg:x="0.944cm" svg:y="8.311cm" svg:viewBox="0 0 200 300" draw:points="0,300 0,200 100,0 200,200 200,300">
          <text:p/>
        </draw:polyline>
        <draw:line draw:style-name="gr2" draw:layer="layout" svg:x1="0.944cm" svg:y1="8.511cm" svg:x2="1.144cm" svg:y2="8.511cm">
          <text:p/>
        </draw:line>
        <draw:polyline draw:style-name="gr2" draw:layer="layout" svg:width="0.199cm" svg:height="0.299cm" svg:x="1.244cm" svg:y="8.311cm" svg:viewBox="0 0 200 300" draw:points="0,300 0,0 150,0 200,50 200,100 150,150 0,150">
          <text:p/>
        </draw:polyline>
        <draw:line draw:style-name="gr2" draw:layer="layout" svg:x1="1.294cm" svg:y1="8.461cm" svg:x2="1.444cm" svg:y2="8.611cm">
          <text:p/>
        </draw:line>
        <draw:line draw:style-name="gr2" draw:layer="layout" svg:x1="1.644cm" svg:y1="8.611cm" svg:x2="1.644cm" svg:y2="8.311cm">
          <text:p/>
        </draw:line>
        <draw:line draw:style-name="gr2" draw:layer="layout" svg:x1="1.544cm" svg:y1="8.311cm" svg:x2="1.744cm" svg:y2="8.311cm">
          <text:p/>
        </draw:line>
        <draw:line draw:style-name="gr2" draw:layer="layout" svg:x1="1.844cm" svg:y1="8.611cm" svg:x2="2.044cm" svg:y2="8.311cm">
          <text:p/>
        </draw:line>
        <draw:polyline draw:style-name="gr2" draw:layer="layout" svg:width="0.199cm" svg:height="0.299cm" svg:x="2.144cm" svg:y="8.311cm" svg:viewBox="0 0 200 300" draw:points="0,250 50,300 150,300 200,250 0,50 50,0 150,0 200,50">
          <text:p/>
        </draw:polyline>
        <draw:line draw:style-name="gr2" draw:layer="layout" svg:x1="2.544cm" svg:y1="8.611cm" svg:x2="2.544cm" svg:y2="8.311cm">
          <text:p/>
        </draw:line>
        <draw:line draw:style-name="gr2" draw:layer="layout" svg:x1="2.444cm" svg:y1="8.311cm" svg:x2="2.644cm" svg:y2="8.311cm">
          <text:p/>
        </draw:line>
        <draw:polyline draw:style-name="gr2" draw:layer="layout" svg:width="0.199cm" svg:height="0.299cm" svg:x="2.744cm" svg:y="8.311cm" svg:viewBox="0 0 200 300" draw:points="0,300 200,300 200,0 0,0 0,300">
          <text:p/>
        </draw:polyline>
        <draw:polyline draw:style-name="gr2" draw:layer="layout" svg:width="0.199cm" svg:height="0.299cm" svg:x="3.044cm" svg:y="8.311cm" svg:viewBox="0 0 200 300" draw:points="0,300 0,0 150,0 200,50 200,100 150,150 0,150">
          <text:p/>
        </draw:polyline>
        <draw:polyline draw:style-name="gr2" draw:layer="layout" svg:width="1.719cm" svg:height="1.719cm" svg:x="4.928cm" svg:y="6.479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5.188cm" svg:y="6.739cm" svg:viewBox="0 0 1200 1200" draw:points="1200,600 1154,371 1024,176 830,46 600,0 370,46 176,176 46,371 0,600 46,829 176,1024 370,1154 600,1200 830,1154 1024,1024 1154,829 1200,600">
          <text:p/>
        </draw:polyline>
        <draw:line draw:style-name="gr3" draw:layer="layout" svg:x1="5.252cm" svg:y1="7.082cm" svg:x2="5.532cm" svg:y2="6.802cm">
          <text:p/>
        </draw:line>
        <draw:line draw:style-name="gr3" draw:layer="layout" svg:x1="5.201cm" svg:y1="7.275cm" svg:x2="5.724cm" svg:y2="6.752cm">
          <text:p/>
        </draw:line>
        <draw:line draw:style-name="gr3" draw:layer="layout" svg:x1="5.203cm" svg:y1="7.414cm" svg:x2="5.863cm" svg:y2="6.754cm">
          <text:p/>
        </draw:line>
        <draw:line draw:style-name="gr3" draw:layer="layout" svg:x1="5.227cm" svg:y1="7.532cm" svg:x2="5.982cm" svg:y2="6.777cm">
          <text:p/>
        </draw:line>
        <draw:line draw:style-name="gr3" draw:layer="layout" svg:x1="5.273cm" svg:y1="7.627cm" svg:x2="6.076cm" svg:y2="6.824cm">
          <text:p/>
        </draw:line>
        <draw:line draw:style-name="gr3" draw:layer="layout" svg:x1="5.33cm" svg:y1="7.711cm" svg:x2="6.161cm" svg:y2="6.88cm">
          <text:p/>
        </draw:line>
        <draw:line draw:style-name="gr3" draw:layer="layout" svg:x1="5.398cm" svg:y1="7.786cm" svg:x2="6.236cm" svg:y2="6.948cm">
          <text:p/>
        </draw:line>
        <draw:line draw:style-name="gr3" draw:layer="layout" svg:x1="5.482cm" svg:y1="7.842cm" svg:x2="6.292cm" svg:y2="7.032cm">
          <text:p/>
        </draw:line>
        <draw:line draw:style-name="gr3" draw:layer="layout" svg:x1="5.57cm" svg:y1="7.896cm" svg:x2="6.345cm" svg:y2="7.121cm">
          <text:p/>
        </draw:line>
        <draw:line draw:style-name="gr3" draw:layer="layout" svg:x1="5.688cm" svg:y1="7.919cm" svg:x2="6.368cm" svg:y2="7.239cm">
          <text:p/>
        </draw:line>
        <draw:line draw:style-name="gr3" draw:layer="layout" svg:x1="5.815cm" svg:y1="7.933cm" svg:x2="6.383cm" svg:y2="7.365cm">
          <text:p/>
        </draw:line>
        <draw:line draw:style-name="gr3" draw:layer="layout" svg:x1="5.992cm" svg:y1="7.898cm" svg:x2="6.348cm" svg:y2="7.542cm">
          <text:p/>
        </draw:line>
        <draw:polyline draw:style-name="gr2" draw:layer="layout" svg:width="0.199cm" svg:height="0.299cm" svg:x="5.141cm" svg:y="8.311cm" svg:viewBox="0 0 200 300" draw:points="0,300 0,0 150,0 200,50 200,100 150,150 0,150">
          <text:p/>
        </draw:polyline>
        <draw:line draw:style-name="gr2" draw:layer="layout" svg:x1="5.191cm" svg:y1="8.461cm" svg:x2="5.341cm" svg:y2="8.611cm">
          <text:p/>
        </draw:line>
        <draw:polyline draw:style-name="gr2" draw:layer="layout" svg:width="0.199cm" svg:height="0.299cm" svg:x="5.441cm" svg:y="8.311cm" svg:viewBox="0 0 200 300" draw:points="200,300 0,300 0,0 200,0">
          <text:p/>
        </draw:polyline>
        <draw:line draw:style-name="gr2" draw:layer="layout" svg:x1="5.441cm" svg:y1="8.461cm" svg:x2="5.541cm" svg:y2="8.461cm">
          <text:p/>
        </draw:line>
        <draw:polyline draw:style-name="gr2" draw:layer="layout" svg:width="0.199cm" svg:height="0.299cm" svg:x="5.741cm" svg:y="8.311cm" svg:viewBox="0 0 200 300" draw:points="0,250 50,300 150,300 200,250 0,50 50,0 150,0 200,50">
          <text:p/>
        </draw:polyline>
        <draw:polyline draw:style-name="gr2" draw:layer="layout" svg:width="0.199cm" svg:height="0.299cm" svg:x="6.041cm" svg:y="8.311cm" svg:viewBox="0 0 200 300" draw:points="200,300 0,300 0,0 200,0">
          <text:p/>
        </draw:polyline>
        <draw:line draw:style-name="gr2" draw:layer="layout" svg:x1="6.041cm" svg:y1="8.461cm" svg:x2="6.141cm" svg:y2="8.461cm">
          <text:p/>
        </draw:line>
        <draw:line draw:style-name="gr2" draw:layer="layout" svg:x1="6.441cm" svg:y1="8.611cm" svg:x2="6.441cm" svg:y2="8.311cm">
          <text:p/>
        </draw:line>
        <draw:line draw:style-name="gr2" draw:layer="layout" svg:x1="6.341cm" svg:y1="8.311cm" svg:x2="6.541cm" svg:y2="8.311cm">
          <text:p/>
        </draw:line>
        <draw:polyline draw:style-name="gr2" draw:layer="layout" svg:width="1.719cm" svg:height="1.719cm" svg:x="8.953cm" svg:y="6.479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9.214cm" svg:y="6.739cm" svg:viewBox="0 0 1200 1200" draw:points="1200,600 1154,371 1024,176 830,46 600,0 370,46 176,176 46,371 0,600 46,829 176,1024 370,1154 600,1200 830,1154 1024,1024 1154,829 1200,600">
          <text:p/>
        </draw:polyline>
        <draw:line draw:style-name="gr5" draw:layer="layout" svg:x1="9.277cm" svg:y1="7.082cm" svg:x2="9.557cm" svg:y2="6.802cm">
          <text:p/>
        </draw:line>
        <draw:line draw:style-name="gr5" draw:layer="layout" svg:x1="9.226cm" svg:y1="7.275cm" svg:x2="9.749cm" svg:y2="6.752cm">
          <text:p/>
        </draw:line>
        <draw:line draw:style-name="gr5" draw:layer="layout" svg:x1="9.228cm" svg:y1="7.414cm" svg:x2="9.888cm" svg:y2="6.754cm">
          <text:p/>
        </draw:line>
        <draw:line draw:style-name="gr5" draw:layer="layout" svg:x1="9.252cm" svg:y1="7.532cm" svg:x2="10.007cm" svg:y2="6.777cm">
          <text:p/>
        </draw:line>
        <draw:line draw:style-name="gr5" draw:layer="layout" svg:x1="9.298cm" svg:y1="7.627cm" svg:x2="10.101cm" svg:y2="6.824cm">
          <text:p/>
        </draw:line>
        <draw:line draw:style-name="gr5" draw:layer="layout" svg:x1="9.355cm" svg:y1="7.711cm" svg:x2="10.186cm" svg:y2="6.88cm">
          <text:p/>
        </draw:line>
        <draw:line draw:style-name="gr5" draw:layer="layout" svg:x1="9.422cm" svg:y1="7.786cm" svg:x2="10.26cm" svg:y2="6.948cm">
          <text:p/>
        </draw:line>
        <draw:line draw:style-name="gr5" draw:layer="layout" svg:x1="9.507cm" svg:y1="7.842cm" svg:x2="10.317cm" svg:y2="7.032cm">
          <text:p/>
        </draw:line>
        <draw:line draw:style-name="gr5" draw:layer="layout" svg:x1="9.595cm" svg:y1="7.896cm" svg:x2="10.37cm" svg:y2="7.121cm">
          <text:p/>
        </draw:line>
        <draw:line draw:style-name="gr5" draw:layer="layout" svg:x1="9.713cm" svg:y1="7.919cm" svg:x2="10.393cm" svg:y2="7.239cm">
          <text:p/>
        </draw:line>
        <draw:line draw:style-name="gr5" draw:layer="layout" svg:x1="9.84cm" svg:y1="7.933cm" svg:x2="10.408cm" svg:y2="7.365cm">
          <text:p/>
        </draw:line>
        <draw:line draw:style-name="gr5" draw:layer="layout" svg:x1="10.016cm" svg:y1="7.898cm" svg:x2="10.372cm" svg:y2="7.542cm">
          <text:p/>
        </draw:line>
        <draw:polyline draw:style-name="gr2" draw:layer="layout" svg:width="0.199cm" svg:height="0.299cm" svg:x="9.031cm" svg:y="8.311cm" svg:viewBox="0 0 200 300" draw:points="0,300 0,0 150,0 200,50 200,100 150,150 0,150">
          <text:p/>
        </draw:polyline>
        <draw:polyline draw:style-name="gr2" draw:layer="layout" svg:width="0.199cm" svg:height="0.299cm" svg:x="9.331cm" svg:y="8.311cm" svg:viewBox="0 0 200 300" draw:points="200,300 0,300 0,0 200,0">
          <text:p/>
        </draw:polyline>
        <draw:line draw:style-name="gr2" draw:layer="layout" svg:x1="9.331cm" svg:y1="8.461cm" svg:x2="9.431cm" svg:y2="8.461cm">
          <text:p/>
        </draw:line>
        <draw:polyline draw:style-name="gr2" draw:layer="layout" svg:width="0.199cm" svg:height="0.299cm" svg:x="9.631cm" svg:y="8.311cm" svg:viewBox="0 0 200 300" draw:points="0,300 0,0 150,0 200,50 200,100 150,150 0,150">
          <text:p/>
        </draw:polyline>
        <draw:line draw:style-name="gr2" draw:layer="layout" svg:x1="9.681cm" svg:y1="8.461cm" svg:x2="9.831cm" svg:y2="8.611cm">
          <text:p/>
        </draw:line>
        <draw:line draw:style-name="gr2" draw:layer="layout" svg:x1="9.931cm" svg:y1="8.611cm" svg:x2="10.031cm" svg:y2="8.611cm">
          <text:p/>
        </draw:line>
        <draw:line draw:style-name="gr2" draw:layer="layout" svg:x1="9.981cm" svg:y1="8.611cm" svg:x2="9.981cm" svg:y2="8.311cm">
          <text:p/>
        </draw:line>
        <draw:line draw:style-name="gr2" draw:layer="layout" svg:x1="9.931cm" svg:y1="8.311cm" svg:x2="10.031cm" svg:y2="8.311cm">
          <text:p/>
        </draw:line>
        <draw:polyline draw:style-name="gr2" draw:layer="layout" svg:width="0.199cm" svg:height="0.299cm" svg:x="10.131cm" svg:y="8.311cm" svg:viewBox="0 0 200 300" draw:points="0,300 200,300 200,0 0,0 0,300">
          <text:p/>
        </draw:polyline>
        <draw:polyline draw:style-name="gr2" draw:layer="layout" svg:width="0.199cm" svg:height="0.299cm" svg:x="10.431cm" svg:y="8.311cm" svg:viewBox="0 0 200 300" draw:points="0,300 150,300 200,250 200,50 150,0 0,0">
          <text:p/>
        </draw:polyline>
        <draw:line draw:style-name="gr2" draw:layer="layout" svg:x1="10.481cm" svg:y1="8.311cm" svg:x2="10.481cm" svg:y2="8.611cm">
          <text:p/>
        </draw:line>
        <draw:polyline draw:style-name="gr2" draw:layer="layout" svg:width="1.719cm" svg:height="1.719cm" svg:x="12.978cm" svg:y="6.479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13.238cm" svg:y="6.739cm" svg:viewBox="0 0 1200 1200" draw:points="1200,600 1154,371 1024,176 829,46 600,0 370,46 176,176 45,371 0,600 45,829 176,1024 370,1154 600,1200 829,1154 1024,1024 1154,829 1200,600">
          <text:p/>
        </draw:polyline>
        <draw:line draw:style-name="gr6" draw:layer="layout" svg:x1="13.302cm" svg:y1="7.082cm" svg:x2="13.582cm" svg:y2="6.802cm">
          <text:p/>
        </draw:line>
        <draw:line draw:style-name="gr6" draw:layer="layout" svg:x1="13.251cm" svg:y1="7.275cm" svg:x2="13.774cm" svg:y2="6.752cm">
          <text:p/>
        </draw:line>
        <draw:line draw:style-name="gr6" draw:layer="layout" svg:x1="13.253cm" svg:y1="7.414cm" svg:x2="13.913cm" svg:y2="6.754cm">
          <text:p/>
        </draw:line>
        <draw:line draw:style-name="gr6" draw:layer="layout" svg:x1="13.277cm" svg:y1="7.532cm" svg:x2="14.032cm" svg:y2="6.777cm">
          <text:p/>
        </draw:line>
        <draw:line draw:style-name="gr6" draw:layer="layout" svg:x1="13.323cm" svg:y1="7.627cm" svg:x2="14.126cm" svg:y2="6.824cm">
          <text:p/>
        </draw:line>
        <draw:line draw:style-name="gr6" draw:layer="layout" svg:x1="13.379cm" svg:y1="7.711cm" svg:x2="14.21cm" svg:y2="6.88cm">
          <text:p/>
        </draw:line>
        <draw:line draw:style-name="gr6" draw:layer="layout" svg:x1="13.447cm" svg:y1="7.786cm" svg:x2="14.285cm" svg:y2="6.948cm">
          <text:p/>
        </draw:line>
        <draw:line draw:style-name="gr6" draw:layer="layout" svg:x1="13.532cm" svg:y1="7.842cm" svg:x2="14.342cm" svg:y2="7.032cm">
          <text:p/>
        </draw:line>
        <draw:line draw:style-name="gr6" draw:layer="layout" svg:x1="13.62cm" svg:y1="7.896cm" svg:x2="14.395cm" svg:y2="7.121cm">
          <text:p/>
        </draw:line>
        <draw:line draw:style-name="gr6" draw:layer="layout" svg:x1="13.738cm" svg:y1="7.919cm" svg:x2="14.418cm" svg:y2="7.239cm">
          <text:p/>
        </draw:line>
        <draw:line draw:style-name="gr6" draw:layer="layout" svg:x1="13.865cm" svg:y1="7.933cm" svg:x2="14.433cm" svg:y2="7.365cm">
          <text:p/>
        </draw:line>
        <draw:line draw:style-name="gr6" draw:layer="layout" svg:x1="14.041cm" svg:y1="7.898cm" svg:x2="14.398cm" svg:y2="7.542cm">
          <text:p/>
        </draw:line>
        <draw:polyline draw:style-name="gr2" draw:layer="layout" svg:width="0.199cm" svg:height="0.299cm" svg:x="13.191cm" svg:y="8.311cm" svg:viewBox="0 0 200 300" draw:points="0,250 50,300 150,300 200,250 0,50 50,0 150,0 200,50">
          <text:p/>
        </draw:polyline>
        <draw:polyline draw:style-name="gr2" draw:layer="layout" svg:width="0.199cm" svg:height="0.299cm" svg:x="13.491cm" svg:y="8.311cm" svg:viewBox="0 0 200 300" draw:points="200,300 0,300 0,0 200,0">
          <text:p/>
        </draw:polyline>
        <draw:line draw:style-name="gr2" draw:layer="layout" svg:x1="13.491cm" svg:y1="8.461cm" svg:x2="13.591cm" svg:y2="8.461cm">
          <text:p/>
        </draw:line>
        <draw:line draw:style-name="gr2" draw:layer="layout" svg:x1="13.891cm" svg:y1="8.611cm" svg:x2="13.891cm" svg:y2="8.311cm">
          <text:p/>
        </draw:line>
        <draw:line draw:style-name="gr2" draw:layer="layout" svg:x1="13.791cm" svg:y1="8.311cm" svg:x2="13.991cm" svg:y2="8.311cm">
          <text:p/>
        </draw:line>
        <draw:polyline draw:style-name="gr2" draw:layer="layout" svg:width="0.199cm" svg:height="0.299cm" svg:x="14.091cm" svg:y="8.311cm" svg:viewBox="0 0 200 300" draw:points="0,0 0,250 50,300 150,300 200,250 200,0">
          <text:p/>
        </draw:polyline>
        <draw:polyline draw:style-name="gr2" draw:layer="layout" svg:width="0.199cm" svg:height="0.299cm" svg:x="14.391cm" svg:y="8.311cm" svg:viewBox="0 0 200 300" draw:points="0,300 0,0 150,0 200,50 200,100 150,150 0,150">
          <text:p/>
        </draw:polyline>
        <draw:polyline draw:style-name="gr2" draw:layer="layout" svg:width="1.719cm" svg:height="1.719cm" svg:x="12.978cm" svg:y="3.197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13.238cm" svg:y="3.457cm" svg:viewBox="0 0 1200 1200" draw:points="1200,600 1154,371 1024,176 829,45 600,0 370,45 176,176 45,371 0,600 45,829 176,1024 370,1154 600,1200 829,1154 1024,1024 1154,829 1200,600">
          <text:p/>
        </draw:polyline>
        <draw:line draw:style-name="gr6" draw:layer="layout" svg:x1="13.302cm" svg:y1="3.801cm" svg:x2="13.582cm" svg:y2="3.521cm">
          <text:p/>
        </draw:line>
        <draw:line draw:style-name="gr6" draw:layer="layout" svg:x1="13.251cm" svg:y1="3.993cm" svg:x2="13.774cm" svg:y2="3.47cm">
          <text:p/>
        </draw:line>
        <draw:line draw:style-name="gr6" draw:layer="layout" svg:x1="13.253cm" svg:y1="4.132cm" svg:x2="13.913cm" svg:y2="3.472cm">
          <text:p/>
        </draw:line>
        <draw:line draw:style-name="gr6" draw:layer="layout" svg:x1="13.277cm" svg:y1="4.251cm" svg:x2="14.032cm" svg:y2="3.496cm">
          <text:p/>
        </draw:line>
        <draw:line draw:style-name="gr6" draw:layer="layout" svg:x1="13.323cm" svg:y1="4.345cm" svg:x2="14.126cm" svg:y2="3.542cm">
          <text:p/>
        </draw:line>
        <draw:line draw:style-name="gr6" draw:layer="layout" svg:x1="13.379cm" svg:y1="4.43cm" svg:x2="14.21cm" svg:y2="3.599cm">
          <text:p/>
        </draw:line>
        <draw:line draw:style-name="gr6" draw:layer="layout" svg:x1="13.447cm" svg:y1="4.505cm" svg:x2="14.285cm" svg:y2="3.667cm">
          <text:p/>
        </draw:line>
        <draw:line draw:style-name="gr6" draw:layer="layout" svg:x1="13.532cm" svg:y1="4.561cm" svg:x2="14.342cm" svg:y2="3.751cm">
          <text:p/>
        </draw:line>
        <draw:line draw:style-name="gr6" draw:layer="layout" svg:x1="13.62cm" svg:y1="4.614cm" svg:x2="14.395cm" svg:y2="3.839cm">
          <text:p/>
        </draw:line>
        <draw:line draw:style-name="gr6" draw:layer="layout" svg:x1="13.738cm" svg:y1="4.637cm" svg:x2="14.418cm" svg:y2="3.957cm">
          <text:p/>
        </draw:line>
        <draw:line draw:style-name="gr6" draw:layer="layout" svg:x1="13.865cm" svg:y1="4.652cm" svg:x2="14.433cm" svg:y2="4.084cm">
          <text:p/>
        </draw:line>
        <draw:line draw:style-name="gr6" draw:layer="layout" svg:x1="14.041cm" svg:y1="4.617cm" svg:x2="14.398cm" svg:y2="4.261cm">
          <text:p/>
        </draw:line>
        <draw:line draw:style-name="gr2" draw:layer="layout" svg:x1="13.558cm" svg:y1="5.18cm" svg:x2="13.758cm" svg:y2="5.18cm">
          <text:p/>
        </draw:line>
        <draw:line draw:style-name="gr2" draw:layer="layout" svg:x1="13.858cm" svg:y1="5.33cm" svg:x2="13.958cm" svg:y2="5.33cm">
          <text:p/>
        </draw:line>
        <draw:polyline draw:style-name="gr2" draw:layer="layout" svg:width="0.049cm" svg:height="0.299cm" svg:x="13.858cm" svg:y="5.03cm" svg:viewBox="0 0 50 300" draw:points="50,300 50,0 0,50">
          <text:p/>
        </draw:polyline>
        <draw:polyline draw:style-name="gr2" draw:layer="layout" svg:width="1.719cm" svg:height="1.719cm" svg:x="12.978cm" svg:y="0.348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13.238cm" svg:y="0.608cm" svg:viewBox="0 0 1200 1200" draw:points="1200,600 1154,371 1024,176 829,46 600,0 370,46 176,176 45,371 0,600 45,829 176,1024 370,1154 600,1200 829,1154 1024,1024 1154,829 1200,600">
          <text:p/>
        </draw:polyline>
        <draw:line draw:style-name="gr6" draw:layer="layout" svg:x1="13.302cm" svg:y1="0.951cm" svg:x2="13.582cm" svg:y2="0.671cm">
          <text:p/>
        </draw:line>
        <draw:line draw:style-name="gr6" draw:layer="layout" svg:x1="13.251cm" svg:y1="1.143cm" svg:x2="13.774cm" svg:y2="0.62cm">
          <text:p/>
        </draw:line>
        <draw:line draw:style-name="gr6" draw:layer="layout" svg:x1="13.253cm" svg:y1="1.282cm" svg:x2="13.913cm" svg:y2="0.622cm">
          <text:p/>
        </draw:line>
        <draw:line draw:style-name="gr6" draw:layer="layout" svg:x1="13.277cm" svg:y1="1.401cm" svg:x2="14.032cm" svg:y2="0.646cm">
          <text:p/>
        </draw:line>
        <draw:line draw:style-name="gr6" draw:layer="layout" svg:x1="13.323cm" svg:y1="1.495cm" svg:x2="14.126cm" svg:y2="0.692cm">
          <text:p/>
        </draw:line>
        <draw:line draw:style-name="gr6" draw:layer="layout" svg:x1="13.379cm" svg:y1="1.58cm" svg:x2="14.21cm" svg:y2="0.749cm">
          <text:p/>
        </draw:line>
        <draw:line draw:style-name="gr6" draw:layer="layout" svg:x1="13.447cm" svg:y1="1.654cm" svg:x2="14.285cm" svg:y2="0.816cm">
          <text:p/>
        </draw:line>
        <draw:line draw:style-name="gr6" draw:layer="layout" svg:x1="13.532cm" svg:y1="1.711cm" svg:x2="14.342cm" svg:y2="0.901cm">
          <text:p/>
        </draw:line>
        <draw:line draw:style-name="gr6" draw:layer="layout" svg:x1="13.62cm" svg:y1="1.764cm" svg:x2="14.395cm" svg:y2="0.989cm">
          <text:p/>
        </draw:line>
        <draw:line draw:style-name="gr6" draw:layer="layout" svg:x1="13.738cm" svg:y1="1.787cm" svg:x2="14.418cm" svg:y2="1.107cm">
          <text:p/>
        </draw:line>
        <draw:line draw:style-name="gr6" draw:layer="layout" svg:x1="13.865cm" svg:y1="1.802cm" svg:x2="14.433cm" svg:y2="1.234cm">
          <text:p/>
        </draw:line>
        <draw:line draw:style-name="gr6" draw:layer="layout" svg:x1="14.041cm" svg:y1="1.767cm" svg:x2="14.398cm" svg:y2="1.411cm">
          <text:p/>
        </draw:line>
        <draw:line draw:style-name="gr2" draw:layer="layout" svg:x1="13.558cm" svg:y1="2.33cm" svg:x2="13.758cm" svg:y2="2.33cm">
          <text:p/>
        </draw:line>
        <draw:line draw:style-name="gr2" draw:layer="layout" svg:x1="13.858cm" svg:y1="2.48cm" svg:x2="13.958cm" svg:y2="2.48cm">
          <text:p/>
        </draw:line>
        <draw:polyline draw:style-name="gr2" draw:layer="layout" svg:width="0.049cm" svg:height="0.299cm" svg:x="13.858cm" svg:y="2.18cm" svg:viewBox="0 0 50 300" draw:points="50,300 50,0 0,50">
          <text:p/>
        </draw:polyline>
        <draw:polyline draw:style-name="gr2" draw:layer="layout" svg:width="0.199cm" svg:height="0.299cm" svg:x="8.997cm" svg:y="8.735cm" svg:viewBox="0 0 200 300" draw:points="0,300 0,0 150,0 200,50 200,100 150,150 0,150">
          <text:p/>
        </draw:polyline>
        <draw:line draw:style-name="gr2" draw:layer="layout" svg:x1="9.047cm" svg:y1="8.886cm" svg:x2="9.197cm" svg:y2="9.036cm">
          <text:p/>
        </draw:line>
        <draw:polyline draw:style-name="gr2" draw:layer="layout" svg:width="0.199cm" svg:height="0.299cm" svg:x="9.297cm" svg:y="8.735cm" svg:viewBox="0 0 200 300" draw:points="200,300 0,300 0,0 200,0">
          <text:p/>
        </draw:polyline>
        <draw:line draw:style-name="gr2" draw:layer="layout" svg:x1="9.297cm" svg:y1="8.886cm" svg:x2="9.397cm" svg:y2="8.886cm">
          <text:p/>
        </draw:line>
        <draw:polyline draw:style-name="gr2" draw:layer="layout" svg:width="0.199cm" svg:height="0.299cm" svg:x="9.597cm" svg:y="8.735cm" svg:viewBox="0 0 200 300" draw:points="0,0 0,300 200,300">
          <text:p/>
        </draw:polyline>
        <draw:polyline draw:style-name="gr2" draw:layer="layout" svg:width="0.199cm" svg:height="0.299cm" svg:x="9.897cm" svg:y="8.735cm" svg:viewBox="0 0 200 300" draw:points="0,300 200,300 200,0 0,0 0,300">
          <text:p/>
        </draw:polyline>
        <draw:polyline draw:style-name="gr2" draw:layer="layout" svg:width="0.199cm" svg:height="0.299cm" svg:x="10.197cm" svg:y="8.735cm" svg:viewBox="0 0 200 300" draw:points="0,300 0,200 100,0 200,200 200,300">
          <text:p/>
        </draw:polyline>
        <draw:line draw:style-name="gr2" draw:layer="layout" svg:x1="10.197cm" svg:y1="8.936cm" svg:x2="10.397cm" svg:y2="8.936cm">
          <text:p/>
        </draw:line>
        <draw:polyline draw:style-name="gr2" draw:layer="layout" svg:width="0.199cm" svg:height="0.299cm" svg:x="10.497cm" svg:y="8.735cm" svg:viewBox="0 0 200 300" draw:points="0,300 150,300 200,250 200,50 150,0 0,0">
          <text:p/>
        </draw:polyline>
        <draw:line draw:style-name="gr2" draw:layer="layout" svg:x1="10.547cm" svg:y1="8.735cm" svg:x2="10.547cm" svg:y2="9.035cm">
          <text:p/>
        </draw:line>
        <draw:polyline draw:style-name="gr2" draw:layer="layout" svg:width="0.199cm" svg:height="0.299cm" svg:x="1.12cm" svg:y="5.417cm" svg:viewBox="0 0 200 300" draw:points="0,300 0,0 100,200 200,0 200,300">
          <text:p/>
        </draw:polyline>
        <draw:line draw:style-name="gr2" draw:layer="layout" svg:x1="1.42cm" svg:y1="5.717cm" svg:x2="1.52cm" svg:y2="5.717cm">
          <text:p/>
        </draw:line>
        <draw:line draw:style-name="gr2" draw:layer="layout" svg:x1="1.47cm" svg:y1="5.717cm" svg:x2="1.47cm" svg:y2="5.417cm">
          <text:p/>
        </draw:line>
        <draw:line draw:style-name="gr2" draw:layer="layout" svg:x1="1.42cm" svg:y1="5.417cm" svg:x2="1.52cm" svg:y2="5.417cm">
          <text:p/>
        </draw:line>
        <draw:polyline draw:style-name="gr2" draw:layer="layout" svg:width="0.199cm" svg:height="0.299cm" svg:x="1.621cm" svg:y="5.417cm" svg:viewBox="0 0 200 300" draw:points="0,300 0,0 200,300 200,0">
          <text:p/>
        </draw:polyline>
        <draw:line draw:style-name="gr2" draw:layer="layout" svg:x1="2.02cm" svg:y1="5.667cm" svg:x2="2.02cm" svg:y2="5.467cm">
          <text:p/>
        </draw:line>
        <draw:line draw:style-name="gr2" draw:layer="layout" svg:x1="1.921cm" svg:y1="5.567cm" svg:x2="2.121cm" svg:y2="5.567cm">
          <text:p/>
        </draw:line>
        <draw:line draw:style-name="gr2" draw:layer="layout" svg:x1="2.22cm" svg:y1="5.717cm" svg:x2="2.32cm" svg:y2="5.717cm">
          <text:p/>
        </draw:line>
        <draw:polyline draw:style-name="gr2" draw:layer="layout" svg:width="0.049cm" svg:height="0.299cm" svg:x="2.22cm" svg:y="5.417cm" svg:viewBox="0 0 50 300" draw:points="50,300 50,0 0,50">
          <text:p/>
        </draw:polyline>
        <draw:polyline draw:style-name="gr2" draw:layer="layout" svg:width="0.199cm" svg:height="0.299cm" svg:x="5.09cm" svg:y="5.475cm" svg:viewBox="0 0 200 300" draw:points="0,250 50,300 150,300 200,250 0,50 50,0 150,0 200,50">
          <text:p/>
        </draw:polyline>
        <draw:polyline draw:style-name="gr2" draw:layer="layout" svg:width="0.199cm" svg:height="0.299cm" svg:x="5.39cm" svg:y="5.475cm" svg:viewBox="0 0 200 300" draw:points="200,300 0,300 0,0 200,0">
          <text:p/>
        </draw:polyline>
        <draw:line draw:style-name="gr2" draw:layer="layout" svg:x1="5.39cm" svg:y1="5.625cm" svg:x2="5.49cm" svg:y2="5.625cm">
          <text:p/>
        </draw:line>
        <draw:polyline draw:style-name="gr2" draw:layer="layout" svg:width="0.199cm" svg:height="0.299cm" svg:x="5.69cm" svg:y="5.475cm" svg:viewBox="0 0 200 300" draw:points="200,250 150,300 50,300 0,250 0,50 50,0 150,0 200,50">
          <text:p/>
        </draw:polyline>
        <draw:line draw:style-name="gr2" draw:layer="layout" svg:x1="6.09cm" svg:y1="5.725cm" svg:x2="6.09cm" svg:y2="5.525cm">
          <text:p/>
        </draw:line>
        <draw:line draw:style-name="gr2" draw:layer="layout" svg:x1="5.99cm" svg:y1="5.625cm" svg:x2="6.19cm" svg:y2="5.625cm">
          <text:p/>
        </draw:line>
        <draw:line draw:style-name="gr2" draw:layer="layout" svg:x1="6.289cm" svg:y1="5.775cm" svg:x2="6.389cm" svg:y2="5.775cm">
          <text:p/>
        </draw:line>
        <draw:polyline draw:style-name="gr2" draw:layer="layout" svg:width="0.049cm" svg:height="0.299cm" svg:x="6.289cm" svg:y="5.475cm" svg:viewBox="0 0 50 300" draw:points="50,300 50,0 0,50">
          <text:p/>
        </draw:polyline>
        <draw:polyline draw:style-name="gr2" draw:layer="layout" svg:width="0.199cm" svg:height="0.299cm" svg:x="9.148cm" svg:y="5.493cm" svg:viewBox="0 0 200 300" draw:points="0,250 50,300 150,300 200,250 0,50 50,0 150,0 200,50">
          <text:p/>
        </draw:polyline>
        <draw:polyline draw:style-name="gr2" draw:layer="layout" svg:width="0.199cm" svg:height="0.299cm" svg:x="9.448cm" svg:y="5.493cm" svg:viewBox="0 0 200 300" draw:points="200,300 0,300 0,0 200,0">
          <text:p/>
        </draw:polyline>
        <draw:line draw:style-name="gr2" draw:layer="layout" svg:x1="9.448cm" svg:y1="5.643cm" svg:x2="9.548cm" svg:y2="5.643cm">
          <text:p/>
        </draw:line>
        <draw:polyline draw:style-name="gr2" draw:layer="layout" svg:width="0.199cm" svg:height="0.299cm" svg:x="9.748cm" svg:y="5.493cm" svg:viewBox="0 0 200 300" draw:points="200,250 150,300 50,300 0,250 0,50 50,0 150,0 200,50">
          <text:p/>
        </draw:polyline>
        <draw:line draw:style-name="gr2" draw:layer="layout" svg:x1="10.048cm" svg:y1="5.643cm" svg:x2="10.248cm" svg:y2="5.643cm">
          <text:p/>
        </draw:line>
        <draw:line draw:style-name="gr2" draw:layer="layout" svg:x1="10.347cm" svg:y1="5.793cm" svg:x2="10.447cm" svg:y2="5.793cm">
          <text:p/>
        </draw:line>
        <draw:polyline draw:style-name="gr2" draw:layer="layout" svg:width="0.049cm" svg:height="0.299cm" svg:x="10.347cm" svg:y="5.493cm" svg:viewBox="0 0 50 300" draw:points="50,300 50,0 0,50">
          <text:p/>
        </draw:polyline>
        <draw:polyline draw:style-name="gr2" draw:layer="layout" svg:width="0.199cm" svg:height="0.299cm" svg:x="13.093cm" svg:y="5.456cm" svg:viewBox="0 0 200 300" draw:points="0,250 50,300 150,300 200,250 0,50 50,0 150,0 200,50">
          <text:p/>
        </draw:polyline>
        <draw:polyline draw:style-name="gr2" draw:layer="layout" svg:width="0.199cm" svg:height="0.299cm" svg:x="13.393cm" svg:y="5.456cm" svg:viewBox="0 0 200 300" draw:points="200,300 0,300 0,0 200,0">
          <text:p/>
        </draw:polyline>
        <draw:line draw:style-name="gr2" draw:layer="layout" svg:x1="13.393cm" svg:y1="5.607cm" svg:x2="13.493cm" svg:y2="5.607cm">
          <text:p/>
        </draw:line>
        <draw:polyline draw:style-name="gr2" draw:layer="layout" svg:width="0.199cm" svg:height="0.299cm" svg:x="13.693cm" svg:y="5.456cm" svg:viewBox="0 0 200 300" draw:points="200,250 150,300 50,300 0,250 0,50 50,0 150,0 200,50">
          <text:p/>
        </draw:polyline>
        <draw:line draw:style-name="gr2" draw:layer="layout" svg:x1="14.093cm" svg:y1="5.706cm" svg:x2="14.093cm" svg:y2="5.506cm">
          <text:p/>
        </draw:line>
        <draw:line draw:style-name="gr2" draw:layer="layout" svg:x1="13.993cm" svg:y1="5.607cm" svg:x2="14.193cm" svg:y2="5.607cm">
          <text:p/>
        </draw:line>
        <draw:polyline draw:style-name="gr2" draw:layer="layout" svg:width="0.199cm" svg:height="0.299cm" svg:x="14.293cm" svg:y="5.456cm" svg:viewBox="0 0 200 300" draw:points="0,250 50,300 150,300 200,250 200,150 150,100 0,100 0,0 200,0">
          <text:p/>
        </draw:polyline>
        <draw:line draw:style-name="gr2" draw:layer="layout" svg:x1="6.99cm" svg:y1="0.514cm" svg:x2="6.99cm" svg:y2="0.114cm">
          <text:p/>
        </draw:line>
        <draw:line draw:style-name="gr2" draw:layer="layout" svg:x1="6.99cm" svg:y1="0.314cm" svg:x2="7.257cm" svg:y2="0.314cm">
          <text:p/>
        </draw:line>
        <draw:line draw:style-name="gr2" draw:layer="layout" svg:x1="7.257cm" svg:y1="0.114cm" svg:x2="7.257cm" svg:y2="0.514cm">
          <text:p/>
        </draw:line>
        <draw:polyline draw:style-name="gr2" draw:layer="layout" svg:width="0.266cm" svg:height="0.399cm" svg:x="7.391cm" svg:y="0.114cm" svg:viewBox="0 0 267 400" draw:points="0,400 267,400 267,0 0,0 0,400">
          <text:p/>
        </draw:polyline>
        <draw:polyline draw:style-name="gr2" draw:layer="layout" svg:width="0.266cm" svg:height="0.399cm" svg:x="7.791cm" svg:y="0.114cm" svg:viewBox="0 0 267 400" draw:points="0,400 0,0 134,267 267,0 267,400">
          <text:p/>
        </draw:polyline>
        <draw:polyline draw:style-name="gr2" draw:layer="layout" svg:width="0.266cm" svg:height="0.399cm" svg:x="8.191cm" svg:y="0.114cm" svg:viewBox="0 0 267 400" draw:points="267,400 0,400 0,0 267,0">
          <text:p/>
        </draw:polyline>
        <draw:line draw:style-name="gr2" draw:layer="layout" svg:x1="8.191cm" svg:y1="0.314cm" svg:x2="8.325cm" svg:y2="0.314cm">
          <text:p/>
        </draw:line>
        <draw:polyline draw:style-name="gr2" draw:layer="layout" svg:width="0.266cm" svg:height="0.399cm" svg:x="7.016cm" svg:y="2.856cm" svg:viewBox="0 0 267 400" draw:points="0,400 0,267 134,0 267,267 267,400">
          <text:p/>
        </draw:polyline>
        <draw:line draw:style-name="gr2" draw:layer="layout" svg:x1="7.016cm" svg:y1="3.123cm" svg:x2="7.283cm" svg:y2="3.123cm">
          <text:p/>
        </draw:line>
        <draw:polyline draw:style-name="gr2" draw:layer="layout" svg:width="0.399cm" svg:height="0.399cm" svg:x="7.416cm" svg:y="2.856cm" svg:viewBox="0 0 400 400" draw:points="0,0 134,400 200,200 267,400 400,0">
          <text:p/>
        </draw:polyline>
        <draw:polyline draw:style-name="gr2" draw:layer="layout" svg:width="0.266cm" svg:height="0.399cm" svg:x="7.95cm" svg:y="2.856cm" svg:viewBox="0 0 267 400" draw:points="0,400 0,267 134,0 267,267 267,400">
          <text:p/>
        </draw:polyline>
        <draw:line draw:style-name="gr2" draw:layer="layout" svg:x1="7.95cm" svg:y1="3.123cm" svg:x2="8.217cm" svg:y2="3.123cm">
          <text:p/>
        </draw:line>
        <draw:polyline draw:style-name="gr2" draw:layer="layout" svg:width="0.133cm" svg:height="0.399cm" svg:x="8.349cm" svg:y="2.856cm" svg:viewBox="0 0 134 400" draw:points="0,0 134,200 134,400">
          <text:p/>
        </draw:polyline>
        <draw:line draw:style-name="gr2" draw:layer="layout" svg:x1="8.483cm" svg:y1="3.056cm" svg:x2="8.617cm" svg:y2="2.856cm">
          <text:p/>
        </draw:line>
        <draw:line draw:style-name="gr2" draw:layer="layout" svg:x1="7.022cm" svg:y1="6.606cm" svg:x2="7.022cm" svg:y2="6.206cm">
          <text:p/>
        </draw:line>
        <draw:line draw:style-name="gr2" draw:layer="layout" svg:x1="6.889cm" svg:y1="6.206cm" svg:x2="7.156cm" svg:y2="6.206cm">
          <text:p/>
        </draw:line>
        <draw:line draw:style-name="gr2" draw:layer="layout" svg:x1="7.289cm" svg:y1="6.606cm" svg:x2="7.423cm" svg:y2="6.606cm">
          <text:p/>
        </draw:line>
        <draw:line draw:style-name="gr2" draw:layer="layout" svg:x1="7.356cm" svg:y1="6.606cm" svg:x2="7.356cm" svg:y2="6.206cm">
          <text:p/>
        </draw:line>
        <draw:line draw:style-name="gr2" draw:layer="layout" svg:x1="7.289cm" svg:y1="6.206cm" svg:x2="7.423cm" svg:y2="6.206cm">
          <text:p/>
        </draw:line>
        <draw:polyline draw:style-name="gr2" draw:layer="layout" svg:width="0.266cm" svg:height="0.399cm" svg:x="7.555cm" svg:y="6.206cm" svg:viewBox="0 0 267 400" draw:points="0,400 0,0 134,267 267,0 267,400">
          <text:p/>
        </draw:polyline>
        <draw:polyline draw:style-name="gr2" draw:layer="layout" svg:width="0.266cm" svg:height="0.399cm" svg:x="7.955cm" svg:y="6.206cm" svg:viewBox="0 0 267 400" draw:points="267,400 0,400 0,0 267,0">
          <text:p/>
        </draw:polyline>
        <draw:line draw:style-name="gr2" draw:layer="layout" svg:x1="7.955cm" svg:y1="6.406cm" svg:x2="8.089cm" svg:y2="6.406cm">
          <text:p/>
        </draw:line>
        <draw:polyline draw:style-name="gr2" draw:layer="layout" svg:width="0.266cm" svg:height="0.399cm" svg:x="8.355cm" svg:y="6.206cm" svg:viewBox="0 0 267 400" draw:points="0,400 0,0 200,0 267,67 267,133 200,200 0,200">
          <text:p/>
        </draw:polyline>
        <draw:line draw:style-name="gr2" draw:layer="layout" svg:x1="8.422cm" svg:y1="6.406cm" svg:x2="8.622cm" svg:y2="6.606cm">
          <text:p/>
        </draw:line>
        <draw:polyline draw:style-name="gr2" draw:layer="layout" svg:width="0.239cm" svg:height="0.239cm" svg:x="1.644cm" svg:y="1.087cm" svg:viewBox="0 0 240 240" draw:points="240,120 205,35 120,0 35,35 0,120 35,205 120,240 205,205 240,120">
          <text:p/>
        </draw:polyline>
        <draw:polyline draw:style-name="gr2" draw:layer="layout" svg:width="0.239cm" svg:height="0.239cm" svg:x="5.668cm" svg:y="1.087cm" svg:viewBox="0 0 240 240" draw:points="240,120 205,35 120,0 35,35 0,120 35,205 120,240 205,205 240,120">
          <text:p/>
        </draw:polyline>
        <draw:polyline draw:style-name="gr2" draw:layer="layout" svg:width="0.239cm" svg:height="0.239cm" svg:x="9.693cm" svg:y="1.087cm" svg:viewBox="0 0 240 240" draw:points="240,120 205,35 120,0 35,35 0,120 35,205 120,240 205,205 240,120">
          <text:p/>
        </draw:polyline>
        <draw:polyline draw:style-name="gr2" draw:layer="layout" svg:width="0.239cm" svg:height="0.239cm" svg:x="13.718cm" svg:y="1.087cm" svg:viewBox="0 0 240 240" draw:points="240,120 205,35 120,0 35,35 0,120 35,205 120,240 205,205 240,120">
          <text:p/>
        </draw:polyline>
        <draw:polyline draw:style-name="gr2" draw:layer="layout" svg:width="0.239cm" svg:height="0.239cm" svg:x="1.644cm" svg:y="3.937cm" svg:viewBox="0 0 240 240" draw:points="240,120 205,35 120,0 35,35 0,120 35,205 120,240 205,205 240,120">
          <text:p/>
        </draw:polyline>
        <draw:polyline draw:style-name="gr2" draw:layer="layout" svg:width="0.239cm" svg:height="0.239cm" svg:x="5.668cm" svg:y="3.941cm" svg:viewBox="0 0 240 240" draw:points="240,120 205,35 120,0 35,35 0,120 35,205 120,240 205,205 240,120">
          <text:p/>
        </draw:polyline>
        <draw:polyline draw:style-name="gr2" draw:layer="layout" svg:width="0.239cm" svg:height="0.239cm" svg:x="9.693cm" svg:y="3.937cm" svg:viewBox="0 0 240 240" draw:points="240,120 205,35 120,0 35,35 0,120 35,205 120,240 205,205 240,120">
          <text:p/>
        </draw:polyline>
        <draw:polyline draw:style-name="gr2" draw:layer="layout" svg:width="0.239cm" svg:height="0.239cm" svg:x="13.718cm" svg:y="3.937cm" svg:viewBox="0 0 240 240" draw:points="240,120 205,35 120,0 35,35 0,120 35,205 120,240 205,205 240,120">
          <text:p/>
        </draw:polyline>
        <draw:polyline draw:style-name="gr2" draw:layer="layout" svg:width="0.239cm" svg:height="0.239cm" svg:x="1.644cm" svg:y="7.219cm" svg:viewBox="0 0 240 240" draw:points="240,120 205,35 120,0 35,35 0,120 35,205 120,240 205,205 240,120">
          <text:p/>
        </draw:polyline>
        <draw:polyline draw:style-name="gr2" draw:layer="layout" svg:width="0.239cm" svg:height="0.239cm" svg:x="5.668cm" svg:y="7.219cm" svg:viewBox="0 0 240 240" draw:points="240,120 205,35 120,0 35,35 0,120 35,205 120,240 205,205 240,120">
          <text:p/>
        </draw:polyline>
        <draw:polyline draw:style-name="gr2" draw:layer="layout" svg:width="0.239cm" svg:height="0.239cm" svg:x="9.693cm" svg:y="7.219cm" svg:viewBox="0 0 240 240" draw:points="240,120 205,35 120,0 35,35 0,120 35,205 120,240 205,205 240,120">
          <text:p/>
        </draw:polyline>
        <draw:polyline draw:style-name="gr2" draw:layer="layout" svg:width="0.239cm" svg:height="0.239cm" svg:x="13.718cm" svg:y="7.219cm" svg:viewBox="0 0 240 240" draw:points="240,120 205,35 120,0 35,35 0,120 35,205 120,240 205,205 240,120">
          <text:p/>
        </draw:polyline>
        <draw:polyline draw:style-name="gr2" draw:layer="layout" svg:width="15.589cm" svg:height="9.189cm" svg:x="0cm" svg:y="0cm" svg:viewBox="0 0 15590 9190" draw:points="0,9190 0,0 15590,0 15590,9190 0,919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59cm" fo:page-height="9.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0-14T23:53:05</dc:date>
    <meta:generator>LibreOffice/3.5$Linux_x86 LibreOffice_project/350m1$Build-2</meta:generator>
    <meta:editing-duration>PT2M9S</meta:editing-duration>
    <meta:editing-cycles>4</meta:editing-cycles>
    <meta:document-statistic meta:object-count="317"/>
  </office:meta>
</office:document-meta>
</file>